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table:number-columns-repeated="26"/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/>
          <table:table-cell table:style-name="ce46" table:number-columns-repeated="24"/>
          <table:table-cell table:style-name="ce49"/>
          <table:table-cell table:style-name="ce82" office:value-type="string" calcext:value-type="string">
            <text:p>netwo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/>
          <table:table-cell table:style-name="ce47" table:number-columns-repeated="24"/>
          <table:table-cell table:style-name="ce52"/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table:number-columns-repeated="26"/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01:32:13.26405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2T01:40:37.499486000</dc:date>
    <meta:editing-duration>P2DT5H36M50S</meta:editing-duration>
    <meta:editing-cycles>561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98" meta:object-count="0"/>
  </office:meta>
</office:document-meta>
</file>